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49f56" officeooo:paragraph-rsid="00049f56"/>
    </style:style>
    <style:style style:name="P2" style:family="paragraph" style:parent-style-name="Preformatted_20_Text">
      <style:text-properties officeooo:rsid="00049f56" officeooo:paragraph-rsid="0005f54c"/>
    </style:style>
    <style:style style:name="P3" style:family="paragraph" style:parent-style-name="Preformatted_20_Text">
      <style:text-properties officeooo:rsid="00053b13" officeooo:paragraph-rsid="00053b13"/>
    </style:style>
    <style:style style:name="P4" style:family="paragraph" style:parent-style-name="Preformatted_20_Text">
      <style:text-properties officeooo:rsid="00053b13" officeooo:paragraph-rsid="0005f54c"/>
    </style:style>
    <style:style style:name="P5" style:family="paragraph" style:parent-style-name="Preformatted_20_Text">
      <style:text-properties style:font-name="Liberation Mono" fo:font-size="10pt" officeooo:rsid="00053b13" officeooo:paragraph-rsid="00053b13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text-properties officeooo:rsid="0005f54c" officeooo:paragraph-rsid="0005f54c"/>
    </style:style>
    <style:style style:name="P7" style:family="paragraph" style:parent-style-name="Preformatted_20_Text">
      <style:text-properties officeooo:rsid="0009d369" officeooo:paragraph-rsid="0009d369"/>
    </style:style>
    <style:style style:name="P8" style:family="paragraph" style:parent-style-name="Preformatted_20_Text">
      <style:text-properties fo:font-weight="bold" officeooo:rsid="0009d369" officeooo:paragraph-rsid="0009d369" style:font-weight-asian="bold" style:font-weight-complex="bold"/>
    </style:style>
    <style:style style:name="P9" style:family="paragraph" style:parent-style-name="Preformatted_20_Text">
      <style:text-properties fo:font-weight="bold" officeooo:rsid="000d87c1" officeooo:paragraph-rsid="000d87c1" style:font-weight-asian="bold" style:font-weight-complex="bold"/>
    </style:style>
    <style:style style:name="P10" style:family="paragraph" style:parent-style-name="Preformatted_20_Text">
      <style:text-properties officeooo:rsid="000a1d5a" officeooo:paragraph-rsid="000a1d5a"/>
    </style:style>
    <style:style style:name="P1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53b13" officeooo:paragraph-rsid="00053b13" style:font-name-asian="Nimbus Mono L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f54c" style:font-weight-asian="bold" style:font-weight-complex="bold"/>
    </style:style>
    <style:style style:name="T3" style:family="text">
      <style:text-properties officeooo:rsid="00053b13"/>
    </style:style>
    <style:style style:name="T4" style:family="text">
      <style:text-properties officeooo:rsid="0005f54c"/>
    </style:style>
    <style:style style:name="T5" style:family="text">
      <style:text-properties fo:font-weight="normal" officeooo:rsid="0005f54c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officeooo:rsid="0006a695"/>
    </style:style>
    <style:style style:name="T8" style:family="text">
      <style:text-properties officeooo:rsid="000855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he most importing thing while building the solution is defining the goal. For this problem, I inferred:<text:line-break/></text:span></text:p>
      <text:p text:style-name="P10"><text:span text:style-name="T1"><text:s/>Collective closeness = shortest distance from every word</text:span></text:p>
      <text:p text:style-name="P2"><text:span text:style-name="T1"/></text:p>
      <text:p text:style-name="P2"><text:span text:style-name="T1">Solution 1: </text:span></text:p>
      <text:p text:style-name="P2"><text:span text:style-name="T1"/></text:p>
      <text:p text:style-name="P2"><text:span text:style-name="T1">Minimum spanning weighted tree with greedy algorithm</text:span></text:p>
      <text:p text:style-name="P3"><text:line-break/>A brutal force approach for finding the closed node for a given list of queries.</text:p>
      <text:p text:style-name="P3"/>
      <text:p text:style-name="P3">Steps:</text:p>
      <text:p text:style-name="P3">1. Build a minimum weighted spanning tree <text:span text:style-name="T7">(only for query words present in the knowledge graph)</text:span></text:p>
      <text:p text:style-name="P3">2. From the created tree, find the sum of the distance of every word with the query words. <text:s/>For eg:</text:p>
      <text:p text:style-name="P3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E</text:p>
          </table:table-cell>
          <table:table-cell table:style-name="Table1.A1" office:value-type="string">
            <text:p text:style-name="P12">F</text:p>
          </table:table-cell>
          <table:table-cell table:style-name="Table1.A1" office:value-type="string">
            <text:p text:style-name="P12">G</text:p>
          </table:table-cell>
          <table:table-cell table:style-name="Table1.A1" office:value-type="string">
            <text:p text:style-name="P12">H</text:p>
          </table:table-cell>
          <table:table-cell table:style-name="Table1.A1" office:value-type="string">
            <text:p text:style-name="P12">I</text:p>
          </table:table-cell>
          <table:table-cell table:style-name="Table1.G1" office:value-type="string">
            <text:p text:style-name="P12">J </text:p>
          </table:table-cell>
        </table:table-row>
        <table:table-row>
          <table:table-cell table:style-name="Table1.A2" office:value-type="string">
            <text:p text:style-name="P5">a+b+c+d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</table:table>
      <text:p text:style-name="P3"><text:s/></text:p>
      <text:p text:style-name="P3"/>
      <text:p text:style-name="P7">##TODO: Changing cost function to average(<text:span text:style-name="T3">a+b+c+d</text:span>)</text:p>
      <text:p text:style-name="P4">3. Select 5 nodes having the list <text:span text:style-name="T8">value</text:span> of cost function (a+b+c+d)</text:p>
      <text:p text:style-name="P4"/>
      <text:p text:style-name="P4"><text:span text:style-name="T2">Problem:</text:span></text:p>
      <text:p text:style-name="P4"><text:span text:style-name="T5">1.</text:span><text:span text:style-name="T2"> </text:span><text:span text:style-name="T5">It need to process each and every nodes in the graph.</text:span><text:span text:style-name="T4"> </text:span><text:s/></text:p>
      <text:p text:style-name="P6">2. Takes more space and time. Time Complexity O(n<text:span text:style-name="T6">d</text:span>). Where n=no. Of rows and d= no. of query words in the list.</text:p>
      <text:p text:style-name="P6"/>
      <text:p text:style-name="P8">Trade-off:</text:p>
      <text:p text:style-name="P7">1. Could provide the optimized solution</text:p>
      <text:p text:style-name="P1"/>
      <text:p text:style-name="P8"/>
      <text:p text:style-name="P8">Solution-2:</text:p>
      <text:p text:style-name="P8"/>
      <text:p text:style-name="P9">Neighbor based greedy algorithm with collective aver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3T12:19:53.673680294</dc:date>
    <meta:editing-duration>PT26M43S</meta:editing-duration>
    <meta:editing-cycles>10</meta:editing-cycles>
    <meta:generator>LibreOffice/5.1.4.2$Linux_X86_64 LibreOffice_project/10m0$Build-2</meta:generator>
    <meta:document-statistic meta:table-count="1" meta:image-count="0" meta:object-count="0" meta:page-count="1" meta:paragraph-count="25" meta:word-count="161" meta:character-count="930" meta:non-whitespace-character-count="784"/>
  </office:meta>
</office:document-meta>
</file>